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officeooo:rsid="0010c3a0" officeooo:paragraph-rsid="0010c3a0"/>
    </style:style>
    <style:style style:name="P2" style:family="paragraph" style:parent-style-name="Standard">
      <style:text-properties officeooo:rsid="00197fb1" officeooo:paragraph-rsid="00197fb1"/>
    </style:style>
    <style:style style:name="P3" style:family="paragraph" style:parent-style-name="Standard" style:list-style-name="L1">
      <style:text-properties officeooo:paragraph-rsid="0010c3a0"/>
    </style:style>
    <style:style style:name="P4" style:family="paragraph" style:parent-style-name="Standard" style:list-style-name="L1">
      <style:text-properties officeooo:paragraph-rsid="0019c09d"/>
    </style:style>
    <style:style style:name="P5" style:family="paragraph" style:parent-style-name="Standard" style:list-style-name="L1">
      <style:text-properties officeooo:paragraph-rsid="003442b2"/>
    </style:style>
    <style:style style:name="P6" style:family="paragraph" style:parent-style-name="Standard" style:list-style-name="L1">
      <style:text-properties officeooo:paragraph-rsid="00197fb1"/>
    </style:style>
    <style:style style:name="P7" style:family="paragraph" style:parent-style-name="Standard" style:list-style-name="L1">
      <style:text-properties officeooo:paragraph-rsid="00318d9b"/>
    </style:style>
    <style:style style:name="P8" style:family="paragraph" style:parent-style-name="Standard" style:list-style-name="L1">
      <style:text-properties officeooo:rsid="000791d1" officeooo:paragraph-rsid="000791d1"/>
    </style:style>
    <style:style style:name="P9" style:family="paragraph" style:parent-style-name="Standard" style:list-style-name="L1">
      <style:text-properties officeooo:rsid="00086b99" officeooo:paragraph-rsid="00086b99"/>
    </style:style>
    <style:style style:name="P10" style:family="paragraph" style:parent-style-name="Standard" style:list-style-name="L1">
      <style:text-properties officeooo:rsid="000f83a2" officeooo:paragraph-rsid="000f83a2"/>
    </style:style>
    <style:style style:name="P11" style:family="paragraph" style:parent-style-name="Standard" style:list-style-name="L1">
      <style:text-properties officeooo:rsid="00094ae9" officeooo:paragraph-rsid="00094ae9"/>
    </style:style>
    <style:style style:name="P12" style:family="paragraph" style:parent-style-name="Standard">
      <style:text-properties officeooo:rsid="000a533a" officeooo:paragraph-rsid="000a533a"/>
    </style:style>
    <style:style style:name="P13" style:family="paragraph" style:parent-style-name="Standard" style:list-style-name="L1">
      <style:text-properties officeooo:rsid="000be36a" officeooo:paragraph-rsid="000be36a"/>
    </style:style>
    <style:style style:name="P14" style:family="paragraph" style:parent-style-name="Standard" style:list-style-name="L1">
      <style:text-properties officeooo:rsid="00130e57" officeooo:paragraph-rsid="00130e57"/>
    </style:style>
    <style:style style:name="P15" style:family="paragraph" style:parent-style-name="Standard" style:list-style-name="L1">
      <style:text-properties officeooo:rsid="00130e57" officeooo:paragraph-rsid="00170404"/>
    </style:style>
    <style:style style:name="P16" style:family="paragraph" style:parent-style-name="Standard" style:list-style-name="L1">
      <style:text-properties officeooo:rsid="0011a12b" officeooo:paragraph-rsid="0011a12b"/>
    </style:style>
    <style:style style:name="P17" style:family="paragraph" style:parent-style-name="Standard" style:list-style-name="L1">
      <style:text-properties officeooo:rsid="00177986" officeooo:paragraph-rsid="0032d387"/>
    </style:style>
    <style:style style:name="P18" style:family="paragraph" style:parent-style-name="Standard" style:list-style-name="L1">
      <style:text-properties officeooo:rsid="0017ac04" officeooo:paragraph-rsid="0017ac04"/>
    </style:style>
    <style:style style:name="P19" style:family="paragraph" style:parent-style-name="Standard" style:list-style-name="L1">
      <style:text-properties officeooo:rsid="00197fb1" officeooo:paragraph-rsid="00197fb1"/>
    </style:style>
    <style:style style:name="P20" style:family="paragraph" style:parent-style-name="Standard" style:list-style-name="L1">
      <style:text-properties officeooo:rsid="001cc939" officeooo:paragraph-rsid="001cc939"/>
    </style:style>
    <style:style style:name="P21" style:family="paragraph" style:parent-style-name="Standard" style:list-style-name="L1">
      <style:text-properties officeooo:rsid="00254b2c" officeooo:paragraph-rsid="00254b2c"/>
    </style:style>
    <style:style style:name="P22" style:family="paragraph" style:parent-style-name="Standard" style:list-style-name="L1">
      <style:text-properties officeooo:rsid="002e1c1c" officeooo:paragraph-rsid="002e1c1c"/>
    </style:style>
    <style:style style:name="P23" style:family="paragraph" style:parent-style-name="Standard" style:list-style-name="L1">
      <style:text-properties officeooo:rsid="002e1c1c" officeooo:paragraph-rsid="00312862"/>
    </style:style>
    <style:style style:name="P24" style:family="paragraph" style:parent-style-name="Standard" style:list-style-name="L1">
      <style:text-properties officeooo:rsid="002f0359" officeooo:paragraph-rsid="002f0359"/>
    </style:style>
    <style:style style:name="P25" style:family="paragraph" style:parent-style-name="Standard" style:list-style-name="L1">
      <style:text-properties officeooo:rsid="00308f2e" officeooo:paragraph-rsid="00308f2e"/>
    </style:style>
    <style:style style:name="P26" style:family="paragraph" style:parent-style-name="Standard" style:list-style-name="L1">
      <style:text-properties officeooo:rsid="00308f2e" officeooo:paragraph-rsid="00312862"/>
    </style:style>
    <style:style style:name="P27" style:family="paragraph" style:parent-style-name="Standard" style:list-style-name="L1">
      <style:text-properties officeooo:rsid="00312862" officeooo:paragraph-rsid="00312862"/>
    </style:style>
    <style:style style:name="P28" style:family="paragraph" style:parent-style-name="Standard" style:list-style-name="L1">
      <style:text-properties officeooo:rsid="0032d387" officeooo:paragraph-rsid="0032d387"/>
    </style:style>
    <style:style style:name="P29" style:family="paragraph" style:parent-style-name="Standard">
      <style:text-properties officeooo:rsid="0032d387" officeooo:paragraph-rsid="0032d387"/>
    </style:style>
    <style:style style:name="P30" style:family="paragraph" style:parent-style-name="Standard" style:list-style-name="L1">
      <style:text-properties officeooo:rsid="003442b2" officeooo:paragraph-rsid="003442b2"/>
    </style:style>
    <style:style style:name="P31" style:family="paragraph" style:parent-style-name="Standard" style:list-style-name="L1">
      <style:text-properties officeooo:rsid="0035f0a6" officeooo:paragraph-rsid="0035f0a6"/>
    </style:style>
    <style:style style:name="P32" style:family="paragraph" style:parent-style-name="Standard" style:list-style-name="L1">
      <style:text-properties officeooo:rsid="0037cbdb" officeooo:paragraph-rsid="0037cbdb"/>
    </style:style>
    <style:style style:name="P33" style:family="paragraph" style:parent-style-name="Standard">
      <style:text-properties officeooo:rsid="0037cbdb" officeooo:paragraph-rsid="0037cbdb"/>
    </style:style>
    <style:style style:name="T1" style:family="text">
      <style:text-properties officeooo:rsid="00086b99"/>
    </style:style>
    <style:style style:name="T2" style:family="text">
      <style:text-properties officeooo:rsid="0010c3a0"/>
    </style:style>
    <style:style style:name="T3" style:family="text">
      <style:text-properties officeooo:rsid="0011a12b"/>
    </style:style>
    <style:style style:name="T4" style:family="text">
      <style:text-properties officeooo:rsid="00170404"/>
    </style:style>
    <style:style style:name="T5" style:family="text">
      <style:text-properties officeooo:rsid="001cc939"/>
    </style:style>
    <style:style style:name="T6" style:family="text">
      <style:text-properties officeooo:rsid="00312862"/>
    </style:style>
    <style:style style:name="T7" style:family="text">
      <style:text-properties officeooo:rsid="00318d9b"/>
    </style:style>
    <style:style style:name="T8" style:family="text">
      <style:text-properties fo:color="#000000" loext:opacity="100%" style:font-name="Calibri" fo:font-size="8pt" style:font-size-asian="8pt" style:font-size-complex="8pt"/>
    </style:style>
    <style:style style:name="T9" style:family="text">
      <style:text-properties fo:color="#000000" loext:opacity="100%" style:font-name="Calibri" fo:font-size="8pt" officeooo:rsid="00318d9b" style:font-size-asian="8pt" style:font-size-complex="8pt"/>
    </style:style>
    <style:style style:name="T10" style:family="text">
      <style:text-properties fo:font-size="8pt" officeooo:rsid="00318d9b" style:font-size-asian="8pt" style:font-size-complex="8pt"/>
    </style:style>
    <style:style style:name="T11" style:family="text">
      <style:text-properties officeooo:rsid="0032d387"/>
    </style:style>
    <style:style style:name="T12" style:family="text">
      <style:text-properties officeooo:rsid="00341c32"/>
    </style:style>
    <style:style style:name="T13" style:family="text">
      <style:text-properties officeooo:rsid="003442b2"/>
    </style:style>
    <style:style style:name="T14" style:family="text">
      <style:text-properties officeooo:rsid="00197fb1"/>
    </style:style>
    <style:style style:name="T15" style:family="text">
      <style:text-properties officeooo:rsid="0035f0a6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92324835" text:style-name="L1">
        <text:list-item>
          <text:p text:style-name="P8"><text:s/>Introduction</text:p>
          <text:list>
            <text:list-item>
              <text:p text:style-name="P22">bayesian</text:p>
            </text:list-item>
            <text:list-item>
              <text:p text:style-name="P28">conjugate priors</text:p>
            </text:list-item>
          </text:list>
          <text:p text:style-name="P8"/>
        </text:list-item>
        <text:list-item>
          <text:p text:style-name="P8">Context/Background information</text:p>
          <text:list>
            <text:list-item>
              <text:p text:style-name="P9">overview of goodness of fit and different testing crietrions (one dimensional)</text:p>
              <text:list>
                <text:list-item>
                  <text:p text:style-name="P10">analysis of how well each can differentiate between two samples from same distribution with small differences</text:p>
                </text:list-item>
                <text:list-item>
                  <text:p text:style-name="P3"><text:span text:style-name="T3">comparison</text:span><text:span text:style-name="T2"> of % of failed p values in exact sample</text:span></text:p>
                </text:list-item>
              </text:list>
              <text:p text:style-name="P25"/>
            </text:list-item>
          </text:list>
        </text:list-item>
      </text:list>
      <text:p text:style-name="P1"/>
      <text:list xml:id="list190849977603717" text:continue-numbering="true" text:style-name="L1">
        <text:list-item>
          <text:p text:style-name="P8"><text:s/>Requirements and analysi<text:span text:style-name="T1">s</text:span></text:p>
          <text:list>
            <text:list-item>
              <text:p text:style-name="P24">requirements</text:p>
              <text:list>
                <text:list-item>
                  <text:p text:style-name="P11">problem statement</text:p>
                </text:list-item>
                <text:list-item>
                  <text:p text:style-name="P24">second proble<text:span text:style-name="T11">m</text:span></text:p>
                  <text:list>
                    <text:list-item>
                      <text:p text:style-name="P28">motivation</text:p>
                    </text:list-item>
                  </text:list>
                  <text:p text:style-name="P24"/>
                </text:list-item>
              </text:list>
            </text:list-item>
          </text:list>
        </text:list-item>
        <text:list-item>
          <text:p text:style-name="P27">overview of some algorithms used</text:p>
          <text:list>
            <text:list-item>
              <text:p text:style-name="P27">sampling algorithms</text:p>
              <text:list>
                <text:list-item>
                  <text:p text:style-name="P26">different types of sampling algorithms (implementation detail on section <text:span text:style-name="T6">5</text:span>)</text:p>
                  <text:list>
                    <text:list-item>
                      <text:p text:style-name="P7"><text:span text:style-name="T15">analyzing</text:span><text:span text:style-name="T7"> performance</text:span><text:span text:style-name="T10"> <text:s/>(</text:span><text:span text:style-name="T9">whether samples generated by an algorithm sampling exactly/approximately from distribution D actually pass the test under the null hypothesis that they are sampled directly from D.)</text:span></text:p>
                    </text:list-item>
                    <text:list-item>
                      <text:p text:style-name="P17">their relative performance in estimating the mean (time and first sample size to get the difference between true mean and estimation below some small number) of known distribution</text:p>
                    </text:list-item>
                    <text:list-item>
                      <text:p text:style-name="P17">how basing the algorithm on different ‘easy’ distribution effects its performance</text:p>
                    </text:list-item>
                  </text:list>
                  <text:p text:style-name="P17"><text:span text:style-name="T8"/></text:p>
                </text:list-item>
              </text:list>
            </text:list-item>
            <text:list-item>
              <text:p text:style-name="P23">inference algorithm<text:span text:style-name="T6">s</text:span></text:p>
              <text:list>
                <text:list-item>
                  <text:p text:style-name="P26">overview of pymc NUTS sampling</text:p>
                </text:list-item>
              </text:list>
            </text:list-item>
            <text:list-item>
              <text:p text:style-name="P28">how sampling alogrithms could be expanded for inference problems (theoretic basis, the implementation details are in section 5)</text:p>
            </text:list-item>
          </text:list>
        </text:list-item>
      </text:list>
      <text:p text:style-name="P12"/>
      <text:list xml:id="list190850735651870" text:continue-numbering="true" text:style-name="L1">
        <text:list-item>
          <text:p text:style-name="P13">design and implementation <text:span text:style-name="T12">of one dimensional case</text:span></text:p>
          <text:list>
            <text:list-item>
              <text:p text:style-name="P13">overview of the website</text:p>
            </text:list-item>
            <text:list-item>
              <text:p text:style-name="P13">overall structure of the code bas<text:span text:style-name="T4">e</text:span></text:p>
            </text:list-item>
            <text:list-item>
              <text:p text:style-name="P14">weights</text:p>
              <text:list>
                <text:list-item>
                  <text:p text:style-name="P14">how different one dimensional tests were adjusted for weighted case</text:p>
                  <text:p text:style-name="P14"/>
                </text:list-item>
              </text:list>
            </text:list-item>
            <text:list-item>
              <text:p text:style-name="P16">p value</text:p>
              <text:list>
                <text:list-item>
                  <text:p text:style-name="P16">how p values are evaluated in one/two sample ks test</text:p>
                </text:list-item>
                <text:list-item>
                  <text:p text:style-name="P14">how a single p value is extended to samples of p value (and percentage of which that has passed)</text:p>
                  <text:list>
                    <text:list-item>
                      <text:p text:style-name="P15">how the initial sample is divided into either overlapping and non overlapping samples and its correlation</text:p>
                    </text:list-item>
                    <text:list-item>
                      <text:p text:style-name="P15">(lack of) correlation between sample size and % passed</text:p>
                      <text:p text:style-name="P15"/>
                    </text:list-item>
                  </text:list>
                </text:list-item>
              </text:list>
            </text:list-item>
            <text:list-item>
              <text:p text:style-name="P28">how the sampling algorithms mentioned above were designed and implemented</text:p>
            </text:list-item>
            <text:list-item>
              <text:p text:style-name="P28">how they were expanded into inference algorithms</text:p>
              <text:list>
                <text:list-item>
                  <text:p text:style-name="P28">relative performance of these inference algorithms w.r.t. benchmark (pymc)</text:p>
                </text:list-item>
              </text:list>
            </text:list-item>
          </text:list>
        </text:list-item>
      </text:list>
      <text:p text:style-name="P29"/>
      <text:p text:style-name="P29"/>
      <text:p text:style-name="P29"/>
      <text:list xml:id="list190850028233825" text:continue-numbering="true" text:style-name="L1">
        <text:list-item>
          <text:p text:style-name="P5"><text:soft-page-break/><text:span text:style-name="T13">multivariable distributions</text:span></text:p>
          <text:list>
            <text:list-item>
              <text:p text:style-name="P18">multivariate statistical test</text:p>
              <text:list>
                <text:list-item>
                  <text:p text:style-name="P18">how empircal cdf is calculated for n dimensional distribution</text:p>
                </text:list-item>
                <text:list-item>
                  <text:p text:style-name="P18">two ways in which ks test was extended to n dimensional case and their limitations </text:p>
                </text:list-item>
                <text:list-item>
                  <text:p text:style-name="P6"><text:span text:style-name="T14">how n dimensional distributions </text:span><text:span text:style-name="T13">tests are implemented</text:span><text:span text:style-name="T14"> (with respect to exact cdf/ exact sample)<text:tab/></text:span></text:p>
                </text:list-item>
              </text:list>
            </text:list-item>
          </text:list>
        </text:list-item>
        <text:list-item>
          <text:p text:style-name="P30">design and implementation of benchmark inference problems</text:p>
          <text:list>
            <text:list-item>
              <text:p text:style-name="P31">introduction to four problems</text:p>
            </text:list-item>
            <text:list-item>
              <text:p text:style-name="P30">how the three inference algorithms perform on each problems, relative to each other</text:p>
            </text:list-item>
            <text:list-item>
              <text:p text:style-name="P31">what user can infer about his own algorithm from these results (??)</text:p>
            </text:list-item>
          </text:list>
        </text:list-item>
      </text:list>
      <text:p text:style-name="P2"/>
      <text:list xml:id="list190850559271544" text:continue-numbering="true" text:style-name="L1">
        <text:list-item>
          <text:list>
            <text:list-header>
              <text:p text:style-name="P4"/>
            </text:list-header>
          </text:list>
        </text:list-item>
        <text:list-item>
          <text:p text:style-name="P20">testing</text:p>
          <text:list>
            <text:list-item>
              <text:p text:style-name="P21">testing the goodness of fit, i.e. does the return of S&amp;P come from normal distribution <text:span text:style-name="T15">(with varying mean and std)</text:span></text:p>
            </text:list-item>
            <text:list-item>
              <text:p text:style-name="P31">testing inference algorithm by another probabilistic programming langauge</text:p>
            </text:list-item>
            <text:list-item>
              <text:p text:style-name="P32">how chi square test results are effected by No. of bins</text:p>
            </text:list-item>
          </text:list>
        </text:list-item>
      </text:list>
      <text:p text:style-name="P33"/>
      <text:list xml:id="list190850809241070" text:continue-numbering="true" text:style-name="L1">
        <text:list-item>
          <text:list>
            <text:list-header>
              <text:p text:style-name="P20"/>
            </text:list-header>
          </text:list>
        </text:list-item>
        <text:list-item>
          <text:p text:style-name="P20">evaluations</text:p>
          <text:list>
            <text:list-item>
              <text:p text:style-name="P20">limitations</text:p>
              <text:list>
                <text:list-item>
                  <text:p text:style-name="P19">lack of benchmark <text:span text:style-name="T5">for certain n dimensional problems, problems limited to those with known exact solutions, etc</text:span></text:p>
                </text:list-item>
              </text:list>
            </text:list-item>
            <text:list-item>
              <text:p text:style-name="P20">future work</text:p>
              <text:list>
                <text:list-item>
                  <text:p text:style-name="P20">sketch of database to store user’s results</text:p>
                </text:list-item>
                <text:list-item>
                  <text:p text:style-name="P31">sketch of how chi square, cramer’s criterion or anderson can be expanded into multivariate (weighted) distribution</text:p>
                  <text:p text:style-name="P3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5T18:24:47.946000000</meta:creation-date>
    <dc:date>2021-08-21T19:08:49.520000000</dc:date>
    <meta:editing-duration>PT21H49M15S</meta:editing-duration>
    <meta:editing-cycles>16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3" meta:word-count="487" meta:character-count="3224" meta:non-whitespace-character-count="2732"/>
  </office:meta>
</office:document-meta>
</file>